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P9" style:family="paragraph" style:parent-style-name="Standard">
      <style:text-properties officeooo:paragraph-rsid="002fe16b"/>
    </style:style>
    <style:style style:name="P10" style:family="paragraph" style:parent-style-name="Standard">
      <style:text-properties officeooo:paragraph-rsid="0027a086"/>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officeooo:rsid="0021c4ee" officeooo:paragraph-rsid="0021c4ee"/>
    </style:style>
    <style:style style:name="P13" style:family="paragraph" style:parent-style-name="Standard">
      <style:text-properties officeooo:rsid="0023661f" officeooo:paragraph-rsid="0023661f"/>
    </style:style>
    <style:style style:name="P14" style:family="paragraph" style:parent-style-name="Standard">
      <style:text-properties officeooo:paragraph-rsid="00266310"/>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7" style:family="paragraph" style:parent-style-name="Standard">
      <style:paragraph-properties fo:break-before="page"/>
    </style:style>
    <style:style style:name="P18" style:family="paragraph" style:parent-style-name="Standard">
      <style:paragraph-properties fo:margin-top="0.1201in" fo:margin-bottom="0.1201in" style:contextual-spacing="false"/>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paragraph-properties fo:margin-top="0.1201in" fo:margin-bottom="0.1201in" style:contextual-spacing="false"/>
      <style:text-properties officeooo:rsid="0039d7c2" officeooo:paragraph-rsid="0039d7c2"/>
    </style:style>
    <style:style style:name="P23" style:family="paragraph" style:parent-style-name="Standard">
      <style:paragraph-properties fo:margin-top="0.1201in" fo:margin-bottom="0.1201in" style:contextual-spacing="false"/>
      <style:text-properties officeooo:rsid="003e2a77" officeooo:paragraph-rsid="003e2a77"/>
    </style:style>
    <style:style style:name="P24"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P25" style:family="paragraph" style:parent-style-name="Heading_20_1" style:master-page-name="First_20_Page">
      <style:paragraph-properties style:page-number="auto"/>
    </style:style>
    <style:style style:name="P26" style:family="paragraph" style:parent-style-name="Heading_20_3">
      <style:paragraph-properties fo:margin-top="0in" fo:margin-bottom="0.1181in" style:contextual-spacing="false"/>
    </style:style>
    <style:style style:name="P27"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8" style:family="paragraph" style:parent-style-name="Heading_20_3">
      <style:text-properties officeooo:rsid="00222c84" officeooo:paragraph-rsid="00222c84"/>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2">
      <style:text-properties officeooo:rsid="001e1db3" officeooo:paragraph-rsid="001e1db3"/>
    </style:style>
    <style:style style:name="P32" style:family="paragraph" style:parent-style-name="Standard">
      <style:paragraph-properties fo:margin-top="0.1201in" fo:margin-bottom="0.1201in" style:contextual-spacing="false"/>
    </style:style>
    <style:style style:name="P33" style:family="paragraph">
      <loext:graphic-properties draw:fill="solid" draw:fill-color="#c0c0c0" draw:opacity="50%"/>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2091d6" style:font-size-asian="8pt" style:font-size-complex="8pt"/>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style:text-underline-style="solid" style:text-underline-width="auto" style:text-underline-color="font-color" officeooo:rsid="002f9500"/>
    </style:style>
    <style:style style:name="T7" style:family="text">
      <style:text-properties style:text-underline-style="solid" style:text-underline-width="auto" style:text-underline-color="font-color" officeooo:rsid="00307358"/>
    </style:style>
    <style:style style:name="T8" style:family="text">
      <style:text-properties style:text-underline-style="solid" style:text-underline-width="auto" style:text-underline-color="font-color" officeooo:rsid="00266310"/>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3c39e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3ffbcc"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officeooo:rsid="00257d65"/>
    </style:style>
    <style:style style:name="T23" style:family="text">
      <style:text-properties style:text-position="super 58%"/>
    </style:style>
    <style:style style:name="T24" style:family="text">
      <style:text-properties officeooo:rsid="001e1db3"/>
    </style:style>
    <style:style style:name="T25" style:family="text">
      <style:text-properties officeooo:rsid="001f3fb0"/>
    </style:style>
    <style:style style:name="T26" style:family="text">
      <style:text-properties officeooo:rsid="0021a92f"/>
    </style:style>
    <style:style style:name="T27" style:family="text">
      <style:text-properties officeooo:rsid="00244704"/>
    </style:style>
    <style:style style:name="T28" style:family="text">
      <style:text-properties officeooo:rsid="0025d4d1"/>
    </style:style>
    <style:style style:name="T29" style:family="text">
      <style:text-properties officeooo:rsid="00266310"/>
    </style:style>
    <style:style style:name="T30" style:family="text">
      <style:text-properties officeooo:rsid="002f9500"/>
    </style:style>
    <style:style style:name="T31" style:family="text">
      <style:text-properties officeooo:rsid="002a3d32"/>
    </style:style>
    <style:style style:name="T32" style:family="text">
      <style:text-properties officeooo:rsid="002f3159"/>
    </style:style>
    <style:style style:name="T33" style:family="text">
      <style:text-properties officeooo:rsid="002fe16b"/>
    </style:style>
    <style:style style:name="T34" style:family="text">
      <style:text-properties officeooo:rsid="0038390e"/>
    </style:style>
    <style:style style:name="T35" style:family="text">
      <style:text-properties officeooo:rsid="0039d7c2"/>
    </style:style>
    <style:style style:name="T36" style:family="text">
      <style:text-properties officeooo:rsid="003b9aa0"/>
    </style:style>
    <style:style style:name="T37" style:family="text">
      <style:text-properties officeooo:rsid="003c39ed"/>
    </style:style>
    <style:style style:name="T38" style:family="text">
      <style:text-properties officeooo:rsid="003ffbcc"/>
    </style:style>
    <style:style style:name="T39" style:family="text">
      <style:text-properties officeooo:rsid="0041528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54680672" text:id="ct105553154680672">
          <text:insertion>
            <office:change-info>
              <dc:creator>Stuart Baker</dc:creator>
              <dc:date>2023-03-30T23:23:29</dc:date>
            </office:change-info>
          </text:insertion>
        </text:changed-region>
        <text:changed-region xml:id="ct105553154680432" text:id="ct105553154680432">
          <text:insertion>
            <office:change-info>
              <dc:creator>Stuart Baker</dc:creator>
              <dc:date>2023-03-30T23:23:33</dc:date>
            </office:change-info>
          </text:insertion>
        </text:changed-region>
        <text:changed-region xml:id="ct105553154670592" text:id="ct105553154670592">
          <text:insertion>
            <office:change-info>
              <dc:creator>Stuart Baker</dc:creator>
              <dc:date>2023-03-30T23:23:36</dc:date>
            </office:change-info>
          </text:insertion>
        </text:changed-region>
        <text:changed-region xml:id="ct105553154670832" text:id="ct105553154670832">
          <text:insertion>
            <office:change-info>
              <dc:creator>Stuart Baker</dc:creator>
              <dc:date>2024-06-23T21:10:21</dc:date>
            </office:change-info>
          </text:insertion>
        </text:changed-region>
        <text:changed-region xml:id="ct105553154680912" text:id="ct105553154680912">
          <text:deletion>
            <office:change-info>
              <dc:creator>Stuart Baker</dc:creator>
              <dc:date>2024-06-23T21:10:23</dc:date>
            </office:change-info>
            <text:p text:style-name="P18"><text:span text:style-name="T35">L</text:span></text:p>
          </text:deletion>
        </text:changed-region>
        <text:changed-region xml:id="ct105553154671312" text:id="ct105553154671312">
          <text:insertion>
            <office:change-info>
              <dc:creator>Stuart Baker</dc:creator>
              <dc:date>2024-06-23T21:10:23</dc:date>
            </office:change-info>
          </text:insertion>
        </text:changed-region>
        <text:changed-region xml:id="ct105553154671792" text:id="ct105553154671792">
          <text:deletion>
            <office:change-info>
              <dc:creator>Stuart Baker</dc:creator>
              <dc:date>2024-06-23T21:10:34</dc:date>
            </office:change-info>
            <text:p text:style-name="P18">but </text:p>
          </text:deletion>
        </text:changed-region>
        <text:changed-region xml:id="ct105553154672272" text:id="ct105553154672272">
          <text:deletion>
            <office:change-info>
              <dc:creator>Stuart Baker</dc:creator>
              <dc:date>2024-06-23T21:10:41</dc:date>
            </office:change-info>
            <text:p text:style-name="P18">started to</text:p>
          </text:deletion>
        </text:changed-region>
        <text:changed-region xml:id="ct105553154672752" text:id="ct105553154672752">
          <text:insertion>
            <office:change-info>
              <dc:creator>Stuart Baker</dc:creator>
              <dc:date>2024-06-23T21:10:43</dc:date>
            </office:change-info>
          </text:insertion>
        </text:changed-region>
        <text:changed-region xml:id="ct105553154673232" text:id="ct105553154673232">
          <text:insertion>
            <office:change-info>
              <dc:creator>Stuart Baker</dc:creator>
              <dc:date>2024-06-23T21:10:45</dc:date>
            </office:change-info>
          </text:insertion>
        </text:changed-region>
        <text:changed-region xml:id="ct105553154673712" text:id="ct105553154673712">
          <text:insertion>
            <office:change-info>
              <dc:creator>Stuart Baker</dc:creator>
              <dc:date>2024-06-23T21:10:55</dc:date>
            </office:change-info>
          </text:insertion>
        </text:changed-region>
        <text:changed-region xml:id="ct105553154674192" text:id="ct105553154674192">
          <text:insertion>
            <office:change-info>
              <dc:creator>Stuart Baker</dc:creator>
              <dc:date>2024-06-23T21:04:08</dc:date>
            </office:change-info>
          </text:insertion>
        </text:changed-region>
        <text:changed-region xml:id="ct105553154674672" text:id="ct105553154674672">
          <text:deletion>
            <office:change-info>
              <dc:creator>Stuart Baker</dc:creator>
              <dc:date>2024-06-23T21:02:23</dc:date>
            </office:change-info>
            <text:p text:style-name="P18">The</text:p>
          </text:deletion>
        </text:changed-region>
        <text:changed-region xml:id="ct105553154675152" text:id="ct105553154675152">
          <text:insertion>
            <office:change-info>
              <dc:creator>Stuart Baker</dc:creator>
              <dc:date>2024-06-23T21:02:23</dc:date>
            </office:change-info>
          </text:insertion>
        </text:changed-region>
        <text:changed-region xml:id="ct105553154675632" text:id="ct105553154675632">
          <text:insertion>
            <office:change-info>
              <dc:creator>Stuart Baker</dc:creator>
              <dc:date>2024-06-23T21:02:41</dc:date>
            </office:change-info>
          </text:insertion>
        </text:changed-region>
        <text:changed-region xml:id="ct105553154676112" text:id="ct105553154676112">
          <text:deletion>
            <office:change-info>
              <dc:creator>Stuart Baker</dc:creator>
              <dc:date>2024-06-23T21:02:46</dc:date>
            </office:change-info>
            <text:p text:style-name="P18"><text:span text:style-name="T35">they</text:span></text:p>
          </text:deletion>
        </text:changed-region>
        <text:changed-region xml:id="ct105553154676592" text:id="ct105553154676592">
          <text:insertion>
            <office:change-info>
              <dc:creator>Stuart Baker</dc:creator>
              <dc:date>2024-06-23T21:11:28</dc:date>
            </office:change-info>
          </text:insertion>
        </text:changed-region>
        <text:changed-region xml:id="ct105553154677072" text:id="ct105553154677072">
          <text:deletion>
            <office:change-info>
              <dc:creator>Stuart Baker</dc:creator>
              <dc:date>2024-06-23T21:03:27</dc:date>
            </office:change-info>
            <text:p text:style-name="P18"><text:s text:c="2"/>It is important to note that at the time of this document's publication, locomotive control does not require any of these Unique Identifiers. <text:s/>For this reason, this Unique Identifier range is considered <text:span text:style-name="T4">deprecated</text:span>. <text:s/><text:span text:style-name="T4">Do not use</text:span> these Unique Identifiers for any reason, they are <text:span text:style-name="T4">no longer valid</text:span>.</text:p>
          </text:deletion>
        </text:changed-region>
        <text:changed-region xml:id="ct105553154677552" text:id="ct105553154677552">
          <text:insertion>
            <office:change-info>
              <dc:creator>Stuart Baker</dc:creator>
              <dc:date>2024-06-23T21:05:08</dc:date>
            </office:change-info>
          </text:insertion>
        </text:changed-region>
        <text:changed-region xml:id="ct105553154678032" text:id="ct105553154678032">
          <text:insertion>
            <office:change-info>
              <dc:creator>Stuart Baker</dc:creator>
              <dc:date>2024-06-23T21:17:39</dc:date>
            </office:change-info>
          </text:insertion>
        </text:changed-region>
        <text:changed-region xml:id="ct105553154678512" text:id="ct105553154678512">
          <text:insertion>
            <office:change-info>
              <dc:creator>Stuart Baker</dc:creator>
              <dc:date>2024-06-23T21:06:09</dc:date>
            </office:change-info>
          </text:insertion>
        </text:changed-region>
        <text:changed-region xml:id="ct105553154678992" text:id="ct105553154678992">
          <text:insertion>
            <office:change-info>
              <dc:creator>Stuart Baker</dc:creator>
              <dc:date>2024-06-23T21:07:11</dc:date>
            </office:change-info>
          </text:insertion>
        </text:changed-region>
        <text:changed-region xml:id="ct105553154679472" text:id="ct105553154679472">
          <text:insertion>
            <office:change-info>
              <dc:creator>Stuart Baker</dc:creator>
              <dc:date>2024-06-23T21:09:54</dc:date>
            </office:change-info>
          </text:insertion>
        </text:changed-region>
        <text:changed-region xml:id="ct105553154679952" text:id="ct105553154679952">
          <text:insertion>
            <office:change-info>
              <dc:creator>Stuart Baker</dc:creator>
              <dc:date>2024-06-23T21:08:24</dc:date>
            </office:change-info>
          </text:insertion>
        </text:changed-region>
        <text:changed-region xml:id="ct105553154681152" text:id="ct105553154681152">
          <text:insertion>
            <office:change-info>
              <dc:creator>Stuart Baker</dc:creator>
              <dc:date>2024-06-23T21:09:26</dc:date>
            </office:change-info>
          </text:insertion>
        </text:changed-region>
        <text:changed-region xml:id="ct105553154681392" text:id="ct105553154681392">
          <text:insertion>
            <office:change-info>
              <dc:creator>Stuart Baker</dc:creator>
              <dc:date>2024-06-23T21:13:16</dc:date>
            </office:change-info>
          </text:insertion>
        </text:changed-region>
        <text:changed-region xml:id="ct105553154681632" text:id="ct105553154681632">
          <text:insertion>
            <office:change-info>
              <dc:creator>Stuart Baker</dc:creator>
              <dc:date>2024-06-23T21:14:17</dc:date>
            </office:change-info>
          </text:insertion>
        </text:changed-region>
        <text:changed-region xml:id="ct105553154681872" text:id="ct105553154681872">
          <text:insertion>
            <office:change-info>
              <dc:creator>Stuart Baker</dc:creator>
              <dc:date>2024-06-23T21:20:33</dc:date>
            </office:change-info>
          </text:insertion>
        </text:changed-region>
        <text:changed-region xml:id="ct105553154682112" text:id="ct105553154682112">
          <text:insertion>
            <office:change-info>
              <dc:creator>Stuart Baker</dc:creator>
              <dc:date>2024-06-23T21:24:39</dc:date>
            </office:change-info>
          </text:insertion>
        </text:changed-region>
        <text:changed-region xml:id="ct105553154682592" text:id="ct105553154682592">
          <text:insertion>
            <office:change-info>
              <dc:creator>Stuart Baker</dc:creator>
              <dc:date>2024-06-23T21:21:34</dc:date>
            </office:change-info>
          </text:insertion>
        </text:changed-region>
        <text:changed-region xml:id="ct105553154682832" text:id="ct105553154682832">
          <text:insertion>
            <office:change-info>
              <dc:creator>Stuart Baker</dc:creator>
              <dc:date>2024-06-23T21:22:36</dc:date>
            </office:change-info>
          </text:insertion>
        </text:changed-region>
        <text:changed-region xml:id="ct105553154683072" text:id="ct105553154683072">
          <text:insertion>
            <office:change-info>
              <dc:creator>Stuart Baker</dc:creator>
              <dc:date>2024-06-23T21:23:37</dc:date>
            </office:change-info>
          </text:insertion>
        </text:changed-region>
        <text:changed-region xml:id="ct105553154682352" text:id="ct105553154682352">
          <text:insertion>
            <office:change-info>
              <dc:creator>Stuart Baker</dc:creator>
              <dc:date>2023-03-30T23:23:39</dc:date>
            </office:change-info>
          </text:insertion>
        </text:changed-region>
        <text:changed-region xml:id="ct105553154683792" text:id="ct105553154683792">
          <text:insertion>
            <office:change-info>
              <dc:creator>Stuart Baker</dc:creator>
              <dc:date>2023-03-30T23:23:4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span text:style-name="T26">Unique Identifiers </text:span>was defined in terms of 48-bit unique “Node IDs”. <text:s/>Other uses were found for these <text:span text:style-name="T26">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9">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soft-page-break/>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11">The high byte of each range is different for each type of assignment, making it easy to determine the allocation pattern in use for a particular Unique Identifier.</text:p>
      <text:p text:style-name="P11">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6" text:outline-level="3">Well-Known Global Identifiers</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16">Note that the detailed use of these identifiers <text:span text:style-name="T9">is specified elsewhere. In some cases, the protocols are still being developed, and the entry here is just reserving a range for a specific future use.</text:span></text:p>
      <text:h text:style-name="P27" text:outline-level="3"><text:bookmark-start text:name="__RefHeading__4897_53554088"/><text:soft-page-break/>Manufacture<text:span text:style-name="T24">r</text:span> Specific<text:bookmark-end text:name="__RefHeading__4897_53554088"/></text:h>
      <text:p text:style-name="P18"><text:span text:style-name="T9">This group of Unique Identifiers is reserved specifically for manufacture</text:span><text:span text:style-name="T10">r</text:span><text:span text:style-name="T9">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9">A manufacture</text:span><text:span text:style-name="T10">r</text:span><text:span text:style-name="T9"> is not required to assign Unique Identifiers sequentially. <text:s/>They may choose their own arbitrary scheme that could be based on product type, manufacture date, or some other method of their choosing. <text:s/>Though it is </text:span><text:span text:style-name="T13">strongly recommended</text:span><text:span text:style-name="T9"> for a manufacture</text:span><text:span text:style-name="T10">r</text:span><text:span text:style-name="T9"> to make reasonably efficient use of their self-assigned space, should a manufacture</text:span><text:span text:style-name="T10">r</text:span><text:span text:style-name="T9"> require additional space, it may be requested, and granted, without the requirement of having used every last available Unique Identifier within a previously assigned space. <text:s/>Manufacture</text:span><text:span text:style-name="T11">r</text:span><text:span text:style-name="T9">s are not required to publicly disclose their allocation scheme for Unique Identifiers.</text:span></text:p>
      <text:p text:style-name="Standard"><text:span text:style-name="T9">In order to encourage existing manufacturers to participate in developing OpenLCB products, every DCC manufacturer </text:span><text:span text:style-name="T10">h</text:span><text:span text:style-name="T9">as already been allocated a 24-bit region within which to self-assign Unique Identifiers from. <text:s/>The DIY, JMRI, MERG, and NMRA Reserved spaces are sub-sets of the DCC manufacture</text:span><text:span text:style-name="T12">r</text:span><text:span text:style-name="T9">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2"><text:span text:style-name="T9">Only those DCC manufacture</text:span><text:change-start text:change-id="ct105553154680672"/><text:span text:style-name="T18">r</text:span><text:change-end text:change-id="ct105553154680672"/><text:span text:style-name="T9">s assigned a short (8-bit) DCC manufacturer ID have allocations in this region. <text:s/>For those manufacture</text:span><text:change-start text:change-id="ct105553154680432"/><text:span text:style-name="T18">r</text:span><text:change-end text:change-id="ct105553154680432"/><text:span text:style-name="T9">s that obtain a long (16-bit) DCC manufacture ID, please see section </text:span><text:span text:style-name="T9"><text:bookmark-ref text:reference-format="chapter" text:ref-name="__RefHeading__4869_53554088">2.5.11</text:bookmark-ref></text:span><text:span text:style-name="T9">. <text:s/>The result is that those manufacture</text:span><text:change-start text:change-id="ct105553154670592"/><text:span text:style-name="T18">r</text:span><text:change-end text:change-id="ct105553154670592"/><text:span text:style-name="T9">s who happen to be earlier assignees of a unique </text:span><text:span text:style-name="T15">DCC </text:span><text:span text:style-name="T9">manufacture ID have a slight advantage in that they have two 24-bit regions assigned to them without having to explicit request assignment of a 2</text:span><text:span text:style-name="T21">nd</text:span><text:span text:style-name="T9">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2"><text:span text:style-name="T9">The advantage posed by having two automatically allocated 24-bit DCC manufacture ID based regions is negligible. <text:s/>As stated in section </text:span><text:span text:style-name="T9"><text:bookmark-ref text:reference-format="chapter" text:ref-name="__RefHeading__4843_53554088">2.5.1</text:bookmark-ref></text:span><text:span text:style-name="T9">, </text:span><text:span text:style-name="T14">there is no shortage of 24-bit regions that can be assigned, and another 24-bit region can be assigned to any manufacture upon request.</text:span></text:p>
      <text:h text:style-name="P26"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2">s</text:span> can be assigned to these groups, so that <text:span text:style-name="T22">members may </text:span>then use the<text:span text:style-name="T22">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9">the</text:span> Standard.</text:p>
      <text:p text:style-name="P11">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6"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text:style-name="L1">
        <text:list-item>
          <text:p text:style-name="P29">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29">A single computer may run several programs, so there still needs to be separate mechanism to provide a unique value for the lowest bytes of <text:span text:style-name="T9">the</text:span> ID. <text:s/>That involves a level of coordination across multiple software vendors that <text:span text:style-name="T28">i</text:span>s hard to imagine.</text:p>
        </text:list-item>
        <text:list-item>
          <text:p text:style-name="P29">IPv6 is coming. <text:s/>It provides addresses that are too large to use directly. Even before that happens, the various issues of IPv4 to IPv6 mapping raise all sorts of questions about uniqueness of IPv4 addresses.</text:p>
        </text:list-item>
        <text:list-item>
          <text:p text:style-name="P29">Even globally routable IPv4 addresses may not be unique over time. <text:s/>For example, DH<text:span text:style-name="T25">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9">they are</text:span> unique when created. <text:s/>Each identifier is only <text:soft-page-break/>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6"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9">the</text:span> requester has been identified. The 24-bit blocks are slightly scarcer, but there are still almost 2<text:span text:style-name="T23">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span text:style-name="T31">registry.</text:span>openlcb.org</text:a> and subsequent pages. <text:s/></text:p>
      <text:h text:style-name="Heading_20_3" text:outline-level="3">Locomotive Control Systems</text:h>
      <text:p text:style-name="P18"><text:change-start text:change-id="ct105553154670832"/><text:span text:style-name="T35">Though </text:span><text:change-end text:change-id="ct105553154670832"/><text:change text:change-id="ct105553154680912"/><text:change-start text:change-id="ct105553154671312"/><text:span text:style-name="T35">l</text:span><text:change-end text:change-id="ct105553154671312"/>ocomotive control was initially beyond the scope of OpenLCB development, <text:change text:change-id="ct105553154671792"/>later work <text:change text:change-id="ct105553154672272"/><text:change-start text:change-id="ct105553154672752"/><text:span text:style-name="T35">has</text:span><text:change-end text:change-id="ct105553154672752"/> define<text:change-start text:change-id="ct105553154673232"/><text:span text:style-name="T35">d</text:span><text:change-end text:change-id="ct105553154673232"/> OpenLCB methods for working with existing locomotive control systems. <text:s/>This section specifies ranges of Unique Identifiers that are reserved for the purpose of interfacing with <text:change-start text:change-id="ct105553154673712"/><text:span text:style-name="T35">existing </text:span><text:change-end text:change-id="ct105553154673712"/>locomotive control<text:change-start text:change-id="ct105553154674192"/>, <text:span text:style-name="T35">including how a given </text:span><text:span text:style-name="T37">Unique I</text:span><text:span text:style-name="T35">dentifier maps into the address space of the existing locomotive control system</text:span><text:change-end text:change-id="ct105553154674192"/>. <text:s/><text:change text:change-id="ct105553154674672"/><text:change-start text:change-id="ct105553154675152"/><text:span text:style-name="T35">Additional</text:span><text:change-end text:change-id="ct105553154675152"/> details of how <text:change-start text:change-id="ct105553154675632"/><text:span text:style-name="T35">these Unique Identifiers</text:span><text:change-end text:change-id="ct105553154675632"/><text:change text:change-id="ct105553154676112"/> are to be used are specified elsewhere, but sufficient range has been reserved to allow providing <text:change-start text:change-id="ct105553154676592"/><text:span text:style-name="T35">existing </text:span><text:change-end text:change-id="ct105553154676592"/>locomotive control systems with Unique Identifiers.<text:change text:change-id="ct105553154677072"/><text:change-start text:change-id="ct105553154677552"/></text:p>
      <text:p text:style-name="P22">The expected use case is for a physical OpenLCB device to provide virtual <text:change-end text:change-id="ct105553154677552"/><text:change-start text:change-id="ct105553154678032"/><text:span text:style-name="T37">Node </text:span><text:change-end text:change-id="ct105553154678032"/><text:change-start text:change-id="ct105553154678512"/><text:span text:style-name="T9">representation</text:span><text:span text:style-name="T19">s</text:span> <text:span text:style-name="T37">with Unique Identifiers</text:span> defined <text:span text:style-name="T37">within</text:span> <text:span text:style-name="T37">this </text:span>space. <text:span text:style-name="T9">T</text:span>he virtual <text:span text:style-name="T37">Node </text:span>representations may be <text:change-end text:change-id="ct105553154678512"/><text:change-start text:change-id="ct105553154678992"/>static (created automatically upon startup of the OpenLCB device) or dynamic (created on demand by mechanisms defined elsewhere).<text:change-end text:change-id="ct105553154678992"/><text:change-start text:change-id="ct105553154679472"/></text:p>
      <text:p text:style-name="P22"><text:change-end text:change-id="ct105553154679472"/><text:change-start text:change-id="ct105553154679952"/>It is the responsibility of the user to ensure that only one OpenLCB device can exist in the network that provides a <text:span text:style-name="T37">virtual Node </text:span>representation of a given Unique Identifier in this space. <text:span text:style-name="T9">T</text:span>hese Unique Identifiers are not <text:change-end text:change-id="ct105553154679952"/><text:change-start text:change-id="ct105553154681152"/>expected to be globally unique among all OpenLCB networks, but are expected to be unique within the confines of a single OpenLCB network.<text:change-end text:change-id="ct105553154681152"/><text:change-start text:change-id="ct105553154681392"/> <text:span text:style-name="T38">It is for this reason that </text:span><text:span text:style-name="T20">assignment</text:span><text:span text:style-name="T38"> of Unique Event Identifiers out of this range are not allowed. </text:span>Manufacturers are encouraged <text:span text:style-name="T36">to provide guid</text:span><text:change-end text:change-id="ct105553154681392"/><text:change-start text:change-id="ct105553154681632"/><text:span text:style-name="T36">ance, in the form of </text:span><text:span text:style-name="T37">user facing </text:span><text:span text:style-name="T36">documentation, to </text:span><text:span text:style-name="T39">e</text:span><text:span text:style-name="T36">nsure that th</text:span><text:span text:style-name="T38">ese</text:span><text:span text:style-name="T36"> criteria </text:span><text:span text:style-name="T38">are</text:span><text:span text:style-name="T36"> met.</text:span><text:change-end text:change-id="ct105553154681632"/><text:change-start text:change-id="ct105553154681872"/></text:p>
      <text:p text:style-name="P23">While a Unique Identifier space has been reserved for the MTH DCS system, the details of this system are not well known enough at this time to provide greater specificity. <text:change-end text:change-id="ct105553154681872"/><text:change-start text:change-id="ct105553154682112"/>Public information about the MTH DCS protocol is limited. <text:change-end text:change-id="ct105553154682112"/><text:change-start text:change-id="ct105553154682592"/>Manufacturers interested in implementing the MTH DCS system are <text:soft-page-break/>encouraged to <text:change-end text:change-id="ct105553154682592"/><text:change-start text:change-id="ct105553154682832"/>share their knowledge of the MTH DCS system and its supported addressing schemes so that this Uniq<text:change-end text:change-id="ct105553154682832"/><text:change-start text:change-id="ct105553154683072"/>ue Identifier space may become better defined in the future.<text:change-end text:change-id="ct105553154683072"/></text:p>
      <text:h text:style-name="P26"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P18">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9">of </text:span>use <text:span text:style-name="T29">in implementation</text:span>. <text:s/>The following list suggests implementation details that are not required, but might be considered when designing such a client server pair:</text:p>
      <text:list text:style-name="L2">
        <text:list-item>
          <text:p text:style-name="P30">Lease time can be extended through a renewal process.</text:p>
        </text:list-item>
        <text:list-item>
          <text:p text:style-name="P30">The server does not reassign a previously assigned <text:span text:style-name="T29">and currently expired </text:span>Unique Identifier until it has run through the entire pool allocated to it.</text:p>
        </text:list-item>
        <text:list-item>
          <text:p text:style-name="P30">The server allows the client to suggest a Unique Identifier that it would like f<text:span text:style-name="T24">r</text:span>om the server's pool.</text:p>
        </text:list-item>
        <text:list-item>
          <text:p text:style-name="P31">The server have persistent storage of current leases that it can can consult in case of a restart.</text:p>
        </text:list-item>
        <text:list-item>
          <text:p text:style-name="P30">The client remembers its last Unique Identifier assignment and suggests to the server to be re-assigned this Unique Identifier upon reset, power failure, or reconnection to the server following a previous disconnect.</text:p>
        </text:list-item>
      </text:list>
      <text:p text:style-name="P14">Use this pool with <text:span text:style-name="T4">caution</text:span>. <text:s/>Implementation mechanisms that make use of this pool are currently <text:span text:style-name="T4">experimental</text:span>. <text:s/><text:span text:style-name="T6">Because Unique Event Identifiers assigned out of this range could be captured and disseminated into use by nodes that could become unaware of </text:span><text:span text:style-name="T7">a</text:span><text:span text:style-name="T6"> lease expiration </text:span><text:span text:style-name="T7">and reassignment</text:span><text:span text:style-name="T6">, Unique Event Identifiers </text:span><text:span text:style-name="T8">are</text:span><text:span text:style-name="T6"> not </text:span><text:span text:style-name="T8">to</text:span><text:span text:style-name="T6"> be assigned out of this range</text:span><text:span text:style-name="T30">.</text:span></text:p>
      <text:h text:style-name="P28" text:outline-level="3"><text:bookmark-start text:name="__RefHeading__4869_53554088"/>Long (16-bit) NMRA DCC Manufacture Specific<text:bookmark-end text:name="__RefHeading__4869_53554088"/></text:h>
      <text:p text:style-name="P13">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text:change-start text:change-id="ct105553154682352"/><text:span text:style-name="T34">r</text:span><text:change-end text:change-id="ct105553154682352"/>s with a long (16-bit) DCC manufacture ID. <text:s/>Because all short (8-bit) DCC manufacturer IDs can all be represented as valid long (16-bit) DCC manufacture IDs by having the most significant of the long (16-bit) DCC manufacture ID set to 0x00, those <text:soft-page-break/>manufacture<text:change-start text:change-id="ct105553154683792"/><text:span text:style-name="T34">r</text:span><text:change-end text:change-id="ct105553154683792"/>s with a short (8-bit) DCC manufacture ID have two 24-bit allocations assigned to them without having to explicitly request any <text:span text:style-name="T27">additional </text:span>allocatio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P9">Specific Unique Identifier assignments are stored in a MySQL database, <text:span text:style-name="T33">and t</text:span>he full list of assignments, includ<text:span text:style-name="T33">ing</text:span> overall ranges from the standard and ranges assigned for specific purposes and users can be found on the <text:span text:style-name="T32">http://registry.openlcb.org</text:span> website. <text:s/></text:p>
      <text:p text:style-name="P10">Automated allocation systems can be abused, and we don't want to give away large chunks of address space to automated requesters. <text:s/>All available <text:span text:style-name="T9">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6">may need to be added in the future</text:span><text:span text:style-name="T9">.</text:span></text:p>
      <text:p text:style-name="P10"><text:span text:style-name="T16">Because of the inherent difficulties in protecting an SQL or other Internet accessible databases from abuse, both </text:span><text:span text:style-name="T17">intentionally </text:span><text:span text:style-name="T16">malicious and unintentional, an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Introduction<text:tab/>1</text:p>
          <text:p text:style-name="P21"><text:s/>2 Annotations to the Standard<text:tab/>1</text:p>
          <text:p text:style-name="P19"><text:s/>2.1 Introduction<text:tab/>1</text:p>
          <text:p text:style-name="P19"><text:s/>2.2 Intended Use<text:tab/>1</text:p>
          <text:p text:style-name="P19"><text:s/>2.3 References and Context<text:tab/>1</text:p>
          <text:p text:style-name="P19"><text:s/>2.4 Format<text:tab/>1</text:p>
          <text:p text:style-name="P19"><text:s/>2.5 Allocation<text:tab/>2</text:p>
          <text:p text:style-name="P20"><text:s/>2.5.1 Overview<text:tab/>2</text:p>
          <text:p text:style-name="P20"><text:s/>2.5.2 Reserved Leading Zero<text:tab/>2</text:p>
          <text:p text:style-name="P20"><text:s/>2.5.3 Well-Known Global Identifiers<text:tab/>2</text:p>
          <text:p text:style-name="P20"><text:s/>2.5.4 Manufacturer Specific<text:tab/>3</text:p>
          <text:p text:style-name="P20"><text:s/>2.5.5 Self-Assigning Groups<text:tab/>3</text:p>
          <text:p text:style-name="P20"><text:s/>2.5.6 Assigned by Software at Runtime<text:tab/>4</text:p>
          <text:p text:style-name="P20"><text:s/>2.5.7 Specifically Assigned by Request<text:tab/>5</text:p>
          <text:p text:style-name="P20"><text:s/>2.5.8 Locomotive Control Systems<text:tab/>5</text:p>
          <text:p text:style-name="P20"><text:s/>2.5.9 RFID and NFC<text:tab/>5</text:p>
          <text:p text:style-name="P20"><text:s/>2.5.10 Temporary Assigned by Software at Runtime<text:tab/>5</text:p>
          <text:p text:style-name="P20"><text:s/>2.5.11 Long (16-bit) NMRA DCC Manufacture Specific<text:tab/>6</text:p>
          <text:p text:style-name="P20"><text:s/>2.5.12 Reserved Unique Identifiers<text:tab/>6</text:p>
          <text:p text:style-name="P21"><text:s/>3 Implementation Information<text:tab/>6</text:p>
        </text:index-body>
      </text:table-of-conten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fo:font-size="8pt" officeooo:rsid="0016888d" style:font-size-asian="8pt" style:font-size-complex="8pt"/>
    </style:style>
    <style:style style:name="MT2"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6" draw:name="PowerPlusWaterMarkObject" draw:style-name="Mgr1" draw:text-style-name="MP2" svg:width="6.9248in" svg:height="27.4433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tracked-changes>
          <text:changed-region xml:id="ct105553221911968" text:id="ct105553221911968">
            <text:deletion>
              <office:change-info>
                <dc:creator>Bob Jacobsen</dc:creator>
                <dc:date>2024-07-07T07:20:08</dc:date>
              </office:change-info>
              <text:p text:style-name="MP8">Draft</text:p>
            </text:deletion>
          </text:changed-region>
          <text:changed-region xml:id="ct105553154960160" text:id="ct105553154960160">
            <text:insertion>
              <office:change-info>
                <dc:creator>Bob Jacobsen</dc:creator>
                <dc:date>2024-07-07T07:20:36</dc:date>
              </office:change-info>
            </text:insertion>
          </text:changed-region>
        </text:tracked-changes>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Unique Identifiers</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ly 22, 2024</text:user-defined></text:p>
            </table:table-cell>
            <table:table-cell table:style-name="Table1.C1" office:value-type="string">
              <text:p text:style-name="MP8"><text:change text:change-id="ct105553221911968"/><text:change-start text:change-id="ct105553154960160"/><text:user-defined style:data-style-name="N0" text:name="OLCBstatus">Adopted</text:user-defined><text:change-end text:change-id="ct105553154960160"/></text:p>
            </table:table-cell>
          </table:table-row>
        </table:table>
        <text:p text:style-name="Header"><draw:custom-shape text:anchor-type="char" draw:z-index="7" draw:name="PowerPlusWaterMarkObject" draw:style-name="Mgr2" draw:text-style-name="MP2" svg:width="6.4996in" svg:height="25.7587in" draw:transform="rotate (0.785398163397448) translate (-1in 2.41382327209099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3" draw:text-style-name="MP2" svg:width="4.4878in" svg:height="17.7858in" draw:transform="skewX (5.78668724148238E-017) 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1"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2" draw:name="PowerPlusWaterMarkObject" draw:style-name="Mgr4" draw:text-style-name="MP2" svg:width="7.3185in" svg:height="29.0039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3"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4"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5"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Technical Note</dc:title>
    <meta:initial-creator>Alex Shepherd</meta:initial-creator>
    <meta:creation-date>2009-01-22T07:11:27</meta:creation-date>
    <meta:editing-cycles>236</meta:editing-cycles>
    <meta:editing-duration>P1DT16H4M13S</meta:editing-duration>
    <meta:generator>LibreOffice/7.4.6.2$MacOSX_X86_64 LibreOffice_project/5b1f5509c2decdade7fda905e3e1429a67acd63d</meta:generator>
    <dc:date>2024-07-07T07:21:09.209952196</dc:date>
    <dc:subject> </dc:subject>
    <dc:creator>Bob Jacobsen</dc:creator>
    <meta:document-statistic meta:table-count="1" meta:image-count="1" meta:object-count="0" meta:page-count="8" meta:paragraph-count="104" meta:word-count="3366" meta:character-count="21340" meta:non-whitespace-character-count="17982"/>
    <meta:user-defined meta:name="OLCBdate">July 22, 2024</meta:user-defined>
    <meta:user-defined meta:name="OLCBstatus">Adopted</meta:user-defined>
    <meta:user-defined meta:name="OLCByear">2024</meta:user-defined>
  </office:meta>
</office:document-meta>
</file>